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" svg:font-family="Hack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1.41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10.0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8" style:family="presentation" style:parent-style-name="Blue_5f_Curve1-outline1">
      <style:graphic-properties fo:min-height="5.576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874cm" fo:margin-bottom="0.5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74cm" fo:margin-bottom="0cm" fo:line-height="115%" fo:text-indent="0cm"/>
    </style:style>
    <style:style style:name="P9" style:family="paragraph">
      <style:paragraph-properties fo:line-height="115%"/>
    </style:style>
    <style:style style:name="P10" style:family="paragraph">
      <style:paragraph-properties fo:margin-left="0cm" fo:margin-right="0cm" fo:margin-top="0.3cm" fo:margin-bottom="0cm" fo:line-height="115%" fo:text-indent="0cm"/>
    </style:style>
    <style:style style:name="P11" style:family="paragraph">
      <style:paragraph-properties fo:margin-left="0cm" fo:margin-right="0cm" fo:margin-top="0.374cm" fo:margin-bottom="0cm" fo:line-height="115%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9211e" loext:opacity="100%" style:font-name="Hack" style:font-name-asian="Hack" style:font-name-complex="Hack"/>
    </style:style>
    <style:style style:name="T5" style:family="text">
      <style:text-properties fo:color="#c9211e" loext:opacity="100%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Hack" fo:font-size="21pt" fo:font-style="normal" fo:text-shadow="none" style:text-underline-style="none" fo:font-weight="normal" style:letter-kerning="true" fo:background-color="transparent" style:font-name-asian="Hack" style:font-size-asian="21pt" style:font-style-asian="normal" style:font-weight-asian="normal" style:font-name-complex="Hack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.27cm" svg:y="4.5cm" presentation:class="title" presentation:user-transformed="true">
          <draw:text-box>
            <text:p text:style-name="P1"><text:span text:style-name="T1">EP1 Sistemas Operacionais</text:span></text:p>
          </draw:text-box>
        </draw:frame>
        <draw:frame presentation:style-name="pr2" draw:text-style-name="P3" draw:layer="layout" svg:width="22.46cm" svg:height="1.415cm" svg:x="1.67cm" svg:y="8.11cm" presentation:class="title" presentation:user-transformed="true">
          <draw:text-box>
            <text:p text:style-name="P2"><text:span text:style-name="T2">Aluno: João Paulo Pereira da Silva</text:span><text:span text:style-name="T2"><text:line-break/></text:span><text:span text:style-name="T2">Nusp: 1369500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Roteiro</text:p>
          </draw:text-box>
        </draw:frame>
        <draw:frame presentation:style-name="pr5" draw:text-style-name="P6" draw:layer="layout" svg:width="26cm" svg:height="10cm" svg:x="0.67cm" svg:y="3.335cm" presentation:class="outline" presentation:user-transformed="true">
          <draw:text-box>
            <text:list text:style-name="L2">
              <text:list-item>
                <text:p text:style-name="P5"><text:span text:style-name="T3"><text:s/></text:span><text:span text:style-name="T3">Algoritmos implementados</text:span></text:p>
              </text:list-item>
              <text:list-item>
                <text:p text:style-name="P5"><text:span text:style-name="T3"><text:s/></text:span><text:span text:style-name="T3">Explicação dados coletados para os gráficos</text:span></text:p>
              </text:list-item>
              <text:list-item>
                <text:p text:style-name="P5"><text:span text:style-name="T3"><text:s/></text:span><text:span text:style-name="T3">Exibição dos Gráficos</text:span></text:p>
              </text:list-item>
              <text:list-item>
                <text:p text:style-name="P5"><text:span text:style-name="T3"><text:s/></text:span><text:span text:style-name="T3">Análise dos resultado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Algoritmos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O Shortest Job First executa o processo até que ou o tempo de execução acabe ou o programa termine. Caso o primeiro caso ocorra, o processo é cancelado (com a chamada pthread_cancel).</text:p>
              </text:list-item>
              <text:list-item>
                <text:p>O Round robin utiliza um quantum fixo de 20ms. Utiliza-se uma condition para que as threads sejam paradas após cada período de quantum terminar. Essa estratégia também é feita para o Priority, que apenas se diferencia do Round Robin pela manipulação dos quanta durante o tempo de execução do scheduler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0cm" svg:x="0.67cm" svg:y="2.54cm" presentation:class="outline" presentation:user-transformed="true">
          <draw:text-box>
            <text:list text:style-name="L3">
              <text:list-item>
                <text:p text:style-name="P8">O Priority inicia todos os processos com um quantum de 20ms, como o Round Robin. Entretanto, é feito um LERP de acordo com a proximidade do tempo de Deadline, em que o tempo máximo é de 100ms. Isto é, o quantum de um determinado processo é atualizado a cada iteração seguindo:</text:p>
                <text:list>
                  <text:list-item>
                    <text:p text:style-name="P9"><text:span text:style-name="T4">α </text:span><text:span text:style-name="T5">= (tempo_atual – tempo_inicio) / (deadline - tempo_inicio)</text:span></text:p>
                  </text:list-item>
                  <text:list-item>
                    <text:p text:style-name="P10"><text:span text:style-name="T6">processo-&gt;quantum = min(quantum_maximo, quantum_minimo * (1 – </text:span><text:span text:style-name="T7">α</text:span><text:span text:style-name="T6">) + quantum_maximo * </text:span><text:span text:style-name="T4">α</text:span>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1.328cm" svg:x="1cm" svg:y="0.5cm" presentation:class="title">
          <draw:text-box>
            <text:p>Priorit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Dados para os Graficos</text:p>
          </draw:text-box>
        </draw:frame>
        <draw:frame presentation:style-name="pr8" draw:text-style-name="P9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1">Foram construidos 12 graficos conforme a recomendação dada no enunciado do EP, em que são 6 construídos a partir de dados coletados na máquina A e 6 na máquina B. As especificações das máquinas estão nos últimos slides.</text:p>
              </text:list-item>
              <text:list-item>
                <text:p text:style-name="P11">Para cada 6 gráficos desses, temos 3 gráficos de análise de deadline e 3 de análise de trocas de contexto. Para cada um desses 3, variamos o algoritmo entre “Shortest First”, “Round Robin” e “Priority”, criando gráficos que os comparam de acordo com 3 entradas diferentes (como recomendado no enunciado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12">Dados para os Graficos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Todos o gráficos são em barra, como recomendado.</text:p>
              </text:list-item>
              <text:list-item>
                <text:p>Para aumentar a precisão, cada dado no eixo das ordenadas é, na verdade, uma média de várias execuções. Cada teste (50, 250 e 500) foi executado 4 vezes com o mesmo input. </text:p>
              </text:list-item>
              <text:list-item>
                <text:p>No caso da análise de deadline, somou-se a quantidade de todos os processos que passaram o deadline em todas as 4 execuções e fez-se uma média de “deadline passado por processo”.</text:p>
              </text:list-item>
              <text:list-item>
                <text:p>No caso da análise de trocas de contexto, somou-se todas as quantidades de trocas de contexto de todas as 4 execuções e fez-se uma méd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12">Dados para os Graficos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8">Foram criados 10 tipos de processos diferentes, apelidados de diversos nomes (</text:span>darksouls, batata, gnu...)</text:p>
                <text:list>
                  <text:list-item>
                    <text:p>Cada tipo de processo implementa um loop que conta até um diferente número. Assim, passa a ser possível criar vários processo com tempos de duração diferentes.</text:p>
                  </text:list-item>
                </text:list>
              </text:list-item>
              <text:list-item>
                <text:p>Os 3 diferentes traces foram construídos da seguinte maneira:</text:p>
                <text:list>
                  <text:list-item>
                    <text:p>500 processos curtos, de tempo de duração máximo sempre menor que 1 segundo.</text:p>
                  </text:list-item>
                  <text:list-item>
                    <text:p>250 processos com tempo de duração máximo entre 0 e 2 segundos.</text:p>
                  </text:list-item>
                  <text:list-item>
                    <text:p>50 processos com tempo de duração entre 2 e 9 segun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" svg:font-family="Hack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4:10:33.556832912</meta:creation-date>
    <meta:editing-duration>PT1H18M22S</meta:editing-duration>
    <meta:editing-cycles>4</meta:editing-cycles>
    <meta:generator>LibreOffice/24.2.2.2$Linux_X86_64 LibreOffice_project/420$Build-2</meta:generator>
    <dc:title>Blue Curve</dc:title>
    <dc:date>2024-03-31T17:42:17.618424191</dc:date>
    <meta:document-statistic meta:object-count="63"/>
  </office:meta>
</office:document-meta>
</file>